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Converging the Freedom Respecting Solutions with a Fresh Min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4">QB Networks &amp; Masscollabs Services &amp; PSD<text:tab/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ocusing on cloud computing</text:p>
              </text:list-item>
              <text:list-item>
                <text:p>Focusing on development with security consciousness</text:p>
              </text:list-item>
              <text:list-item>
                <text:p>Focusing on building an open organization which is friendly and helpful for all kind of individuals and organiz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4">QB Networks &amp; Masscollabs Services &amp; PSD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5">By Mert Gör</text:p>
              </text:list-item>
              <text:list-item>
                <text:p text:style-name="P5">CC BY-SA 4.0 or later</text:p>
              </text:list-item>
              <text:list-item>
                <text:p text:style-name="P5"><text:a xlink:href="mailto:mertgor@qbnetworks.xyz" xlink:type="simple">mertgor@qbnetworks.xyz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4">QB Networks &amp; Masscollabs Services &amp; PSD<text:line-break/>Questions &amp; Answer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7">Telegram Group : <text:a xlink:href="https://t.me/masscollabs" xlink:type="simple">https://t.me/masscollabs</text:a></text:p>
              </text:list-item>
              <text:list-item>
                <text:p text:style-name="P7">libera.chat IRC Channel : #masscollab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9:49:40.229217528</meta:creation-date>
    <meta:editing-duration>PT11M9S</meta:editing-duration>
    <meta:editing-cycles>14</meta:editing-cycles>
    <meta:generator>LibreOffice/7.4.7.2$Linux_X86_64 LibreOffice_project/40$Build-2</meta:generator>
    <dc:title>DNA</dc:title>
    <meta:initial-creator>Mert Gör</meta:initial-creator>
    <dc:date>2025-03-19T13:57:40.655182931</dc:date>
    <dc:creator>Mert Gör</dc:creator>
    <meta:document-statistic meta:object-count="118"/>
  </office:meta>
</office:document-meta>
</file>